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3fe8" officeooo:paragraph-rsid="001f3fe8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f3fe8" officeooo:paragraph-rsid="001f3fe8" fo:background-color="#1e1e1e"/>
    </style:style>
    <style:style style:name="P4" style:family="paragraph" style:parent-style-name="Standard">
      <style:text-properties officeooo:rsid="001fc163" officeooo:paragraph-rsid="001fc163"/>
    </style:style>
    <style:style style:name="P5" style:family="paragraph" style:parent-style-name="Table_20_Contents">
      <style:text-properties officeooo:rsid="001fc163" officeooo:paragraph-rsid="001fc163"/>
    </style:style>
    <style:style style:name="T1" style:family="text">
      <style:text-properties fo:color="#ce9178"/>
    </style:style>
    <style:style style:name="T2" style:family="text">
      <style:text-properties fo:color="#c586c0"/>
    </style:style>
    <style:style style:name="T3" style:family="text">
      <style:text-properties fo:color="#569cd6"/>
    </style:style>
    <style:style style:name="T4" style:family="text">
      <style:text-properties officeooo:rsid="001fc1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evice</text:p>
      <text:p text:style-name="P1"/>
      <text:p text:style-name="P3">device_id=params[<text:span text:style-name="T1">'input'</text:span>][<text:span text:style-name="T1">'device'</text:span>]</text:p>
      <text:p text:style-name="P2">command=params[<text:span text:style-name="T1">'input'</text:span>][<text:span text:style-name="T1">'command'</text:span>]</text:p>
      <text:p text:style-name="P2">value=params[<text:span text:style-name="T1">'input'</text:span>][<text:span text:style-name="T1">'value'</text:span>]</text:p>
      <text:p text:style-name="P2">session_id=params[<text:span text:style-name="T1">'input'</text:span>][<text:span text:style-name="T1">'session_id'</text:span>]</text:p>
      <text:p text:style-name="P2"><text:span text:style-name="T2">if</text:span> <text:span text:style-name="T1">'port'</text:span> <text:span text:style-name="T3">in</text:span> params[<text:span text:style-name="T1">'input'</text:span>]:</text:p>
      <text:p text:style-name="P2"><text:tab/>port=params[<text:span text:style-name="T1">'input'</text:span>][<text:span text:style-name="T1">'port'</text:span>]</text:p>
      <text:p text:style-name="P1"/>
      <text:p text:style-name="P1"/>
      <text:p text:style-name="P1"/>
      <text:p text:style-name="P1"/>
      <text:p text:style-name="P4">MQTT Topics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5">Topic</text:p>
          </table:table-cell>
          <table:table-cell table:style-name="Tabelle1.B1" office:value-type="string">
            <text:p text:style-name="P5">Beschreibung</text:p>
          </table:table-cell>
        </table:table-row>
        <table:table-row>
          <table:table-cell table:style-name="Tabelle1.A2" office:value-type="string">
            <text:p text:style-name="Table_20_Contents">restapi/extension/iot/device/<text:span text:style-name="T4">[internal_device_id]</text:span> </text:p>
          </table:table-cell>
          <table:table-cell table:style-name="Tabelle1.B2" office:value-type="string">
            <text:p text:style-name="P5">Websocke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6T11:42:29.437788203</meta:creation-date>
    <dc:date>2023-12-10T16:41:01.362796248</dc:date>
    <meta:editing-duration>P4DT4H58M33S</meta:editing-duration>
    <meta:editing-cycles>2</meta:editing-cycles>
    <meta:generator>LibreOffice/6.1.5.2$Linux_X86_64 LibreOffice_project/10$Build-2</meta:generator>
    <meta:document-statistic meta:table-count="1" meta:image-count="0" meta:object-count="0" meta:page-count="1" meta:paragraph-count="12" meta:word-count="16" meta:character-count="290" meta:non-whitespace-character-count="284"/>
  </office:meta>
</office:document-meta>
</file>